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富文件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20-01-13T15:26:01.908025197</meta:creation-date>
    <dc:date>2020-01-13T15:26:13.919118982</dc:date>
    <dc:creator>Miklos Vajna</dc:creator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5.0.0.alpha0$Linux_X86_64 LibreOffice_project/0e5fce4d42b3eac98bb2aea4883848f442e1c665</meta:generator>
  </office:meta>
</office:document-meta>
</file>